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14168" officeooo:paragraph-rsid="0011416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7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bold" officeooo:rsid="000fe498" officeooo:paragraph-rsid="000fe498" style:font-weight-asian="bold" style:font-weight-complex="bold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0" style:family="paragraph" style:parent-style-name="Contents_20_1" style:list-style-name="L1">
      <style:text-properties style:font-name="Times New Roman"/>
    </style:style>
    <style:style style:name="P11" style:family="paragraph" style:parent-style-name="Contents_20_1" style:list-style-name="L3">
      <style:text-properties style:font-name="Times New Roman"/>
    </style:style>
    <style:style style:name="P12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200%"/>
      <style:text-properties style:font-name="Times New Roman" fo:font-size="11.5pt" fo:font-weight="normal" officeooo:rsid="00114168" officeooo:paragraph-rsid="0011ec01" style:font-size-asian="11.5pt" style:font-weight-asian="normal" style:font-weight-complex="normal"/>
    </style:style>
    <style:style style:name="P14" style:family="paragraph" style:parent-style-name="Standard">
      <style:paragraph-properties fo:line-height="200%"/>
      <style:text-properties style:font-name="Times New Roman" fo:font-weight="normal" officeooo:rsid="00114168" officeooo:paragraph-rsid="00114168" style:font-weight-asian="normal" style:font-weight-complex="normal"/>
    </style:style>
    <style:style style:name="P15" style:family="paragraph" style:parent-style-name="Text_20_body" style:list-style-name="L1">
      <style:text-properties style:font-name="Times New Roman"/>
    </style:style>
    <style:style style:name="P16" style:family="paragraph" style:parent-style-name="Text_20_body" style:list-style-name="L1">
      <style:text-properties style:font-name="Times New Roman" officeooo:paragraph-rsid="00114168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style:font-name="Times New Roman"/>
    </style:style>
    <style:style style:name="P18" style:family="paragraph" style:parent-style-name="Text_20_body" style:list-style-name="L2">
      <style:text-properties style:font-name="Times New Roman"/>
    </style:style>
    <style:style style:name="P19" style:family="paragraph" style:parent-style-name="Text_20_body" style:list-style-name="L3">
      <style:text-properties style:font-name="Times New Roman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style:font-name="Times New Roman"/>
    </style:style>
    <style:style style:name="P22" style:family="paragraph" style:parent-style-name="Text_20_body" style:list-style-name="L4">
      <style:text-properties style:font-name="Times New Roman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24" style:family="paragraph" style:parent-style-name="Text_20_body" style:list-style-name="L5">
      <style:text-properties style:font-name="Times New Roman"/>
    </style:style>
    <style:style style:name="P25" style:family="paragraph" style:parent-style-name="Text_20_body">
      <style:text-properties style:font-name="Times New Roman" officeooo:paragraph-rsid="00114168"/>
    </style:style>
    <style:style style:name="P26" style:family="paragraph" style:parent-style-name="Text_20_body">
      <style:paragraph-properties fo:line-height="200%"/>
      <style:text-properties style:font-name="Times New Roman" officeooo:rsid="0011ec01" officeooo:paragraph-rsid="0011ec01"/>
    </style:style>
    <style:style style:name="P27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114168"/>
    </style:style>
    <style:style style:name="T2" style:family="text">
      <style:text-properties fo:font-size="11.5pt" style:font-size-asian="11.5pt"/>
    </style:style>
    <style:style style:name="T3" style:family="text">
      <style:text-properties officeooo:rsid="000fe49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/>
      <text:p text:style-name="P4"><text:s/>Diseño de una encuesta de software para evaluación <text:span text:style-name="T1">e implementación de la información en el proyecto de gestión que se encuentra en construcción.</text:span></text:p>
      <text:p text:style-name="P3"/>
      <text:p text:style-name="P3"/>
      <text:p text:style-name="P4">Juan <text:span text:style-name="T1">L</text:span>uis Becquet Martínez.</text:p>
      <text:p text:style-name="P4">Servicio Nacional de Aprendizaje.</text:p>
      <text:p text:style-name="P4"><text:span text:style-name="T1">Tecnología a</text:span>nálisis y desarrollo de software.</text:p>
      <text:p text:style-name="P5">Ficha <text:span text:style-name="T3">2721441</text:span></text:p>
      <text:p text:style-name="P5"/>
      <text:p text:style-name="P9"><text:span text:style-name="T1">Instructor: </text:span>Ingrid Caterine Ramírez Aldana.</text:p>
      <text:p text:style-name="P4"><text:span text:style-name="T1">15</text:span> de mayo de 2023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2"><text:a xlink:type="simple" xlink:href="#__RefHeading___Toc368_3760867243" text:style-name="Index_20_Link" text:visited-style-name="Index_20_Link">Introducción.<text:tab/>3</text:a></text:p>
          <text:p text:style-name="P12"><text:a xlink:type="simple" xlink:href="#__RefHeading___Toc430_3760867243" text:style-name="Index_20_Link" text:visited-style-name="Index_20_Link">Encuesta.<text:tab/>4</text:a></text:p>
          <text:p text:style-name="P12"><text:a xlink:type="simple" xlink:href="#__RefHeading___Toc284_3156729758" text:style-name="Index_20_Link" text:visited-style-name="Index_20_Link">Alcance<text:tab/>6</text:a></text:p>
        </text:index-body>
      </text:table-of-content>
      <text:p text:style-name="P1"/>
      <text:p text:style-name="P6"/>
      <text:p text:style-name="P6"/>
      <text:p text:style-name="P7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5" text:outline-level="5" text:is-list-header="true"><text:bookmark-start text:name="__RefHeading___Toc368_3760867243"/>Introducción.<text:bookmark-end text:name="__RefHeading___Toc368_3760867243"/></text:h>
      <text:p text:style-name="Text_20_body"/>
      <text:p text:style-name="P13">La encuesta tiene como objetivo recopilar información directa de los directivos del colegio sobre el uso del software de gestión de calificaciones. Al obtener sus opiniones, necesidades y desafíos específicos, podremos diseñar e implementar el software de manera más efectiva, teniendo en cuenta sus perspectivas y asegurando que se ajuste a las particularidades del colegio. Sus respuestas nos proporcionarán una visión integral de las expectativas y requisitos clave para lograr una implementación exitosa del softwar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Heading_20_5" text:outline-level="5" text:is-list-header="true"><text:bookmark-start text:name="__RefHeading___Toc430_3760867243"/>Encuesta.<text:bookmark-end text:name="__RefHeading___Toc430_3760867243"/></text:h>
      <text:p text:style-name="Text_20_body"/>
      <text:p text:style-name="Text_20_body"/>
      <text:list xml:id="list3440860006" text:style-name="L1">
        <text:list-item>
          <text:p text:style-name="P15">¿En qué nivel educativo estás involucrado? (Selecciona todas las opciones que apliquen):</text:p>
        </text:list-item>
      </text:list>
      <text:list text:style-name="L2">
        <text:list-item>
          <text:list>
            <text:list-item>
              <text:p text:style-name="P17">Educación primaria</text:p>
            </text:list-item>
            <text:list-item>
              <text:p text:style-name="P17">Educación secundaria</text:p>
            </text:list-item>
            <text:list-item>
              <text:p text:style-name="P17">Educación universitaria</text:p>
            </text:list-item>
            <text:list-item>
              <text:p text:style-name="P18">Otro (especificar)</text:p>
            </text:list-item>
          </text:list>
        </text:list-item>
      </text:list>
      <text:list xml:id="list232220010787859" text:continue-list="list3440860006" text:style-name="L1">
        <text:list-item>
          <text:list>
            <text:list-header>
              <text:p text:style-name="P15"/>
            </text:list-header>
          </text:list>
        </text:list-item>
        <text:list-item>
          <text:p text:style-name="P10">¿Cuáles son los desafíos o dificultades que encuentras en el proceso de gestión de calificaciones? (Puedes seleccionar varias opciones):</text:p>
        </text:list-item>
      </text:list>
      <text:list text:style-name="L3">
        <text:list-item>
          <text:list>
            <text:list-item>
              <text:p text:style-name="P11">Dificultad para realizar el seguimiento y registro de las calificaciones</text:p>
            </text:list-item>
            <text:list-item>
              <text:p text:style-name="P11">Falta de tiempo para gestionar las calificaciones de manera eficiente</text:p>
            </text:list-item>
            <text:list-item>
              <text:p text:style-name="P11">Errores en el registro manual de calificaciones</text:p>
            </text:list-item>
            <text:list-item>
              <text:p text:style-name="P11">Falta de coherencia y objetividad en la evaluación</text:p>
            </text:list-item>
            <text:list-item>
              <text:p text:style-name="P11">Dificultad para comunicar las calificaciones a los estudiantes y padres de manera efectiva</text:p>
            </text:list-item>
            <text:list-item>
              <text:p text:style-name="P19">Otros (especificar)</text:p>
            </text:list-item>
          </text:list>
        </text:list-item>
      </text:list>
      <text:p text:style-name="P20"/>
      <text:list xml:id="list232220781985135" text:continue-list="list232220010787859" text:style-name="L1">
        <text:list-item>
          <text:p text:style-name="P15">¿Qué métodos utilizas actualmente para registrar y gestionar las calificaciones? (Puedes seleccionar varias opciones):</text:p>
        </text:list-item>
      </text:list>
      <text:list text:style-name="L4">
        <text:list-item>
          <text:list>
            <text:list-item>
              <text:p text:style-name="P21">Hojas de cálculo o registros manuales</text:p>
            </text:list-item>
            <text:list-item>
              <text:p text:style-name="P21">Sistemas de gestión de aprendizaje </text:p>
            </text:list-item>
            <text:list-item>
              <text:p text:style-name="P21">Software específico de gestión de calificaciones</text:p>
            </text:list-item>
            <text:list-item>
              <text:p text:style-name="P22">Otros (especificar)</text:p>
            </text:list-item>
          </text:list>
        </text:list-item>
      </text:list>
      <text:list xml:id="list232220958826810" text:continue-list="list232220781985135" text:style-name="L1">
        <text:list-header>
          <text:p text:style-name="P15"/>
        </text:list-header>
        <text:list-item>
          <text:p text:style-name="P15">¿Cómo crees que un software de administración de calificaciones podría mejorar tu experiencia y eficiencia en la gestión de calificaciones?</text:p>
        </text:list-item>
      </text:list>
      <text:p text:style-name="P20"/>
      <text:p text:style-name="P20"/>
      <text:p text:style-name="P20"><text:soft-page-break/></text:p>
      <text:p text:style-name="P20"/>
      <text:list xml:id="list232219067903377" text:continue-numbering="true" text:style-name="L1">
        <text:list-item>
          <text:p text:style-name="P15">¿Qué funcionalidades te gustaría que tuviera un software de administración de calificaciones? (Puedes seleccionar varias opciones):</text:p>
        </text:list-item>
      </text:list>
      <text:list text:style-name="L5">
        <text:list-item>
          <text:list>
            <text:list-item>
              <text:p text:style-name="P23">Registro y seguimiento automatizado de calificaciones</text:p>
            </text:list-item>
            <text:list-item>
              <text:p text:style-name="P23">Comunicación y notificaciones automatizadas para estudiantes y padres</text:p>
            </text:list-item>
            <text:list-item>
              <text:p text:style-name="P23">Generación de informes y análisis de datos</text:p>
            </text:list-item>
            <text:list-item>
              <text:p text:style-name="P23">Acceso en línea a las calificaciones para estudiantes y padres</text:p>
            </text:list-item>
            <text:list-item>
              <text:p text:style-name="P23">Integración con otros sistemas educativos existentes</text:p>
            </text:list-item>
            <text:list-item>
              <text:p text:style-name="P24">Otros (especificar)</text:p>
            </text:list-item>
          </text:list>
        </text:list-item>
      </text:list>
      <text:list xml:id="list232219966860527" text:continue-list="list232219067903377" text:style-name="L1">
        <text:list-item>
          <text:p text:style-name="P15">¿Consideras importante la retroalimentación inmediata sobre el desempeño académico a través de un software de administración de calificaciones?</text:p>
        </text:list-item>
        <text:list-item>
          <text:p text:style-name="P15">¿Tienes alguna preocupación o requisito específico en términos de seguridad y privacidad al utilizar un software de administración de calificaciones?</text:p>
        </text:list-item>
        <text:list-item>
          <text:p text:style-name="P16">¿Cuál es el objetivo principal al implementar el software de gestión de calificaciones en su colegio?</text:p>
        </text:list-item>
        <text:list-item>
          <text:p text:style-name="P16">¿Cómo espera que el software de gestión de calificaciones mejore la eficiencia y la calidad del proceso de evaluación en su colegio?</text:p>
        </text:list-item>
        <text:list-item>
          <text:p text:style-name="P16">¿Qué tipo de informes o análisis espera obtener del software de gestión de calificaciones para respaldar la toma de decisiones educativas?</text:p>
        </text:list-item>
        <text:list-item>
          <text:p text:style-name="P16">¿Cuál es su nivel de experiencia técnica o conocimiento en el uso de software de gestión de calificaciones?</text:p>
        </text:list-item>
        <text:list-item>
          <text:p text:style-name="P16">¿Cómo planea involucrar y capacitar al personal docente y administrativo en el uso efectivo del software de gestión de calificaciones?</text:p>
        </text:list-item>
        <text:list-item>
          <text:p text:style-name="P16">¿Cuáles son sus expectativas en términos de soporte técnico y atención al cliente por parte del proveedor del software de gestión de calificaciones?</text:p>
        </text:list-item>
        <text:list-item>
          <text:p text:style-name="P16">¿Cuál es su plan para evaluar y medir el impacto del software de gestión de calificaciones en el rendimiento académico y la eficiencia del colegio?</text:p>
        </text:list-item>
        <text:list-item>
          <text:p text:style-name="P16">¿Tiene alguna preocupación adicional o comentario que le gustaría compartir sobre el uso del software de gestión de calificaciones en su colegio? </text:p>
        </text:list-item>
      </text:list>
      <text:p text:style-name="P25"/>
      <text:p text:style-name="P25"/>
      <text:h text:style-name="Heading_20_5" text:outline-level="5" text:is-list-header="true"><text:bookmark-start text:name="__RefHeading___Toc284_3156729758"/><text:soft-page-break/>Alcance<text:bookmark-end text:name="__RefHeading___Toc284_3156729758"/></text:h>
      <text:p text:style-name="P27"/>
      <text:p text:style-name="P26">Identificación de desafíos y necesidades específicas: La encuesta permitirá identificar los desafíos y necesidades específicas que los directivos del colegio esperan resolver con la implementación del software. Esto incluye aspectos como la eficiencia en la gestión de calificaciones, la comunicación con los estudiantes y padres, la estandarización de criterios de evaluación, entre otr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09:54:00</meta:creation-date>
    <dc:date>2023-05-15T23:22:18.763000000</dc:date>
    <meta:editing-duration>PT5H24M4S</meta:editing-duration>
    <meta:editing-cycles>3</meta:editing-cycles>
    <meta:generator>LibreOffice/7.5.3.2$Windows_X86_64 LibreOffice_project/9f56dff12ba03b9acd7730a5a481eea045e468f3</meta:generator>
    <meta:initial-creator>ADM</meta:initial-creator>
    <meta:document-statistic meta:table-count="0" meta:image-count="0" meta:object-count="0" meta:page-count="6" meta:paragraph-count="52" meta:word-count="625" meta:character-count="4186" meta:non-whitespace-character-count="3642"/>
  </office:meta>
</office:document-meta>
</file>